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425in"/>
    </style:style>
    <style:style style:name="co2" style:family="table-column">
      <style:table-column-properties fo:break-before="auto" style:column-width="1.2909in"/>
    </style:style>
    <style:style style:name="co3" style:family="table-column">
      <style:table-column-properties fo:break-before="auto" style:column-width="1.8701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office:value-type="string">
            <text:p>Bill of Materials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>
            <text:p>Thermal Timer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>
            <text:p>Valid for board revision:</text:p>
          </table:table-cell>
          <table:table-cell table:style-name="Default"/>
          <table:table-cell table:number-columns-repeated="8"/>
        </table:table-row>
        <table:table-row table:style-name="ro1" table:number-rows-repeated="3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office:value-type="string">
            <text:p>Distributor Part No</text:p>
          </table:table-cell>
          <table:table-cell office:value-type="string">
            <text:p>Description</text:p>
          </table:table-cell>
          <table:table-cell office:value-type="string">
            <text:p>PCB Name</text:p>
          </table:table-cell>
          <table:table-cell office:value-type="string">
            <text:p>Qty Needed</text:p>
          </table:table-cell>
          <table:table-cell office:value-type="string">
            <text:p>Distributor</text:p>
          </table:table-cell>
          <table:table-cell office:value-type="string">
            <text:p>Cost for 1</text:p>
          </table:table-cell>
          <table:table-cell table:style-name="ce3" office:value-type="string">
            <text:p>Cost for 10</text:p>
          </table:table-cell>
          <table:table-cell office:value-type="string">
            <text:p>Minimum Order</text:p>
          </table:table-cell>
          <table:table-cell office:value-type="string">
            <text:p>Notes</text:p>
          </table:table-cell>
        </table:table-row>
        <table:table-row table:style-name="ro2">
          <table:table-cell/>
          <table:table-cell office:value-type="string">
            <text:p><text:a xlink:href="http://search.digikey.com/scripts/DkSearch/dksus.dll?Detail&amp;name=1N4148TACT-ND">1N4148TACT-ND</text:a> </text:p>
          </table:table-cell>
          <table:table-cell office:value-type="string">
            <text:p>1N4148 diode</text:p>
          </table:table-cell>
          <table:table-cell office:value-type="string">
            <text:p>D0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office:value-type="string">
            <text:p>G8</text:p>
          </table:table-cell>
          <table:table-cell office:value-type="string">
            <text:p>H8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string">
            <text:p><text:a xlink:href="http://search.digikey.com/scripts/DkSearch/dksus.dll?Detail&amp;name=160-1702-ND">160-1702-ND</text:a> </text:p>
          </table:table-cell>
          <table:table-cell table:style-name="ce1" office:value-type="string">
            <text:p>LED</text:p>
          </table:table-cell>
          <table:table-cell office:value-type="string">
            <text:p>D1, D2</text:p>
          </table:table-cell>
          <table:table-cell office:value-type="float" office:value="2">
            <text:p>2</text:p>
          </table:table-cell>
          <table:table-cell office:value-type="string">
            <text:p>Digikey</text:p>
          </table:table-cell>
          <table:table-cell office:value-type="float" office:value="0.09">
            <text:p>0.09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string">
            <text:p><text:a xlink:href="http://search.digikey.com/scripts/DkSearch/dksus.dll?Detail&amp;name=LM555CNFS-ND">LM555CNFS-ND</text:a> </text:p>
          </table:table-cell>
          <table:table-cell office:value-type="string">
            <text:p>555 timer</text:p>
          </table:table-cell>
          <table:table-cell office:value-type="string">
            <text:p>T0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office:value-type="float" office:value="0.54">
            <text:p>0.54</text:p>
          </table:table-cell>
          <table:table-cell office:value-type="float" office:value="5.4">
            <text:p>5.4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string">
            <text:p><text:a xlink:href="http://search.digikey.com/scripts/DkSearch/dksus.dll?Detail&amp;name=TIP31B-BP-ND">TIP31B-BP-ND</text:a> </text:p>
          </table:table-cell>
          <table:table-cell office:value-type="string">
            <text:p>BJT</text:p>
          </table:table-cell>
          <table:table-cell office:value-type="string">
            <text:p>Q0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office:value-type="float" office:value="0.68">
            <text:p>0.68</text:p>
          </table:table-cell>
          <table:table-cell office:value-type="float" office:value="6.8">
            <text:p>6.8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string">
            <text:p><text:a xlink:href="http://search.digikey.com/scripts/DkSearch/dksus.dll?Detail&amp;name=P5166-ND">P5166-ND</text:a> </text:p>
          </table:table-cell>
          <table:table-cell office:value-type="string">
            <text:p>Cap 220uC</text:p>
          </table:table-cell>
          <table:table-cell office:value-type="string">
            <text:p>C0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office:value-type="float" office:value="0.25">
            <text:p>0.25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string">
            <text:p><text:a xlink:href="http://search.digikey.com/scripts/DkSearch/dksus.dll?Detail&amp;name=1.0KW-1-ND">1.0KW-1-ND</text:a> </text:p>
          </table:table-cell>
          <table:table-cell office:value-type="string">
            <text:p>resistor 1k</text:p>
          </table:table-cell>
          <table:table-cell office:value-type="string">
            <text:p>R3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office:value-type="float" office:value="0.16">
            <text:p>0.16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string">
            <text:p><text:a xlink:href="http://search.digikey.com/scripts/DkSearch/dksus.dll?Detail&amp;name=P6.80KCACT-ND">P6.80KCACT-ND</text:a> </text:p>
          </table:table-cell>
          <table:table-cell office:value-type="string">
            <text:p>Resistor 6.8k</text:p>
          </table:table-cell>
          <table:table-cell office:value-type="string">
            <text:p>R0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office:value-type="float" office:value="0.171">
            <text:p>0.17</text:p>
          </table:table-cell>
          <table:table-cell office:value-type="float" office:value="1.71">
            <text:p>1.71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/>
          <table:table-cell office:value-type="string">
            <text:p><text:a xlink:href="http://search.digikey.com/scripts/DkSearch/dksus.dll?Detail&amp;name=PPCQF768KCT-ND">PPCQF768KCT-ND</text:a> </text:p>
          </table:table-cell>
          <table:table-cell office:value-type="string">
            <text:p>Resistor 768k</text:p>
          </table:table-cell>
          <table:table-cell office:value-type="string">
            <text:p>R1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office:value-type="float" office:value="0.636">
            <text:p>0.64</text:p>
          </table:table-cell>
          <table:table-cell office:value-type="float" office:value="6.4">
            <text:p>6.4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string">
            <text:p><text:a xlink:href="http://search.digikey.com/scripts/DkSearch/dksus.dll?Detail&amp;name=5.1KQBK-ND">5.1KQBK-ND</text:a> </text:p>
          </table:table-cell>
          <table:table-cell office:value-type="string">
            <text:p>resistor 5k</text:p>
          </table:table-cell>
          <table:table-cell office:value-type="string">
            <text:p>R2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office:value-type="float" office:value="0.07">
            <text:p>0.07</text:p>
          </table:table-cell>
          <table:table-cell office:value-type="float" office:value="0.7">
            <text:p>0.7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string">
            <text:p><text:a xlink:href="http://search.digikey.com/scripts/DkSearch/dksus.dll?Detail&amp;name=WM18981-ND">WM18981-ND</text:a> </text:p>
          </table:table-cell>
          <table:table-cell office:value-type="string">
            <text:p>8981 molex male connector</text:p>
          </table:table-cell>
          <table:table-cell office:value-type="string">
            <text:p>P3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office:value-type="float" office:value="0.68">
            <text:p>0.68</text:p>
          </table:table-cell>
          <table:table-cell office:value-type="float" office:value="6.8">
            <text:p>6.8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table:style-name="ce2" office:value-type="string">
            <text:p>GL-SPP34C </text:p>
          </table:table-cell>
          <table:table-cell office:value-type="string">
            <text:p>power supply 5v/12v</text:p>
          </table:table-cell>
          <table:table-cell office:value-type="string">
            <text:p>*P3</text:p>
          </table:table-cell>
          <table:table-cell office:value-type="float" office:value="1">
            <text:p>1</text:p>
          </table:table-cell>
          <table:table-cell office:value-type="string">
            <text:p><text:a xlink:href="http://www.cubeternet.com/servlet/Detail?no=39">Cubeternet</text:a></text:p>
          </table:table-cell>
          <table:table-cell office:value-type="float" office:value="5.99">
            <text:p>5.99</text:p>
          </table:table-cell>
          <table:table-cell office:value-type="float" office:value="59.9">
            <text:p>59.9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string">
            <text:p><text:a xlink:href="http://search.digikey.com/scripts/DkSearch/dksus.dll?Detail&amp;name=J151-ND">J151-ND</text:a> </text:p>
          </table:table-cell>
          <table:table-cell office:value-type="string">
            <text:p>Banana female red</text:p>
          </table:table-cell>
          <table:table-cell office:value-type="string">
            <text:p>P0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office:value-type="float" office:value="0.59">
            <text:p>0.59</text:p>
          </table:table-cell>
          <table:table-cell office:value-type="float" office:value="5.9">
            <text:p>5.9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<text:a xlink:href="http://search.digikey.com/scripts/DkSearch/dksus.dll?Detail&amp;name=J152-ND">J152-ND</text:a> </text:p>
          </table:table-cell>
          <table:table-cell office:value-type="string">
            <text:p>Banana female black</text:p>
          </table:table-cell>
          <table:table-cell office:value-type="string">
            <text:p>P1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office:value-type="float" office:value="0.59">
            <text:p>0.59</text:p>
          </table:table-cell>
          <table:table-cell office:value-type="float" office:value="5.9">
            <text:p>5.9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n/a</text:p>
          </table:table-cell>
          <table:table-cell office:value-type="string">
            <text:p>PCB</text:p>
          </table:table-cell>
          <table:table-cell office:value-type="string">
            <text:p>n/a</text:p>
          </table:table-cell>
          <table:table-cell office:value-type="float" office:value="1">
            <text:p>1</text:p>
          </table:table-cell>
          <table:table-cell office:value-type="string">
            <text:p>4pcb</text:p>
          </table:table-cell>
          <table:table-cell office:value-type="float" office:value="33">
            <text:p>33</text:p>
          </table:table-cell>
          <table:table-cell office:value-type="float" office:value="330">
            <text:p>330</text:p>
          </table:table-cell>
          <table:table-cell office:value-type="float" office:value="4">
            <text:p>4</text:p>
          </table:table-cell>
          <table:table-cell office:value-type="string">
            <text:p>Get 1 free min order 4</text:p>
          </table:table-cell>
        </table:table-row>
        <table:table-row table:style-name="ro2">
          <table:table-cell/>
          <table:table-cell office:value-type="string">
            <text:p><text:a xlink:href="http://search.digikey.com/scripts/DkSearch/dksus.dll?Detail&amp;name=CT2260-ND">CT2260-ND</text:a> </text:p>
          </table:table-cell>
          <table:table-cell office:value-type="string">
            <text:p>variable resistors 1M</text:p>
          </table:table-cell>
          <table:table-cell office:value-type="string">
            <text:p>*R0, R1</text:p>
          </table:table-cell>
          <table:table-cell office:value-type="float" office:value="2">
            <text:p>2</text:p>
          </table:table-cell>
          <table:table-cell office:value-type="string">
            <text:p>Digikey</text:p>
          </table:table-cell>
          <table:table-cell office:value-type="float" office:value="1.55">
            <text:p>1.55</text:p>
          </table:table-cell>
          <table:table-cell office:value-type="string">
            <text:p>n/a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string">
            <text:p><text:a xlink:href="http://search.digikey.com/scripts/DkSearch/dksus.dll?Detail&amp;name=CT2253-ND">CT2253-ND</text:a> </text:p>
          </table:table-cell>
          <table:table-cell office:value-type="string">
            <text:p>variable resistors 5k</text:p>
          </table:table-cell>
          <table:table-cell office:value-type="string">
            <text:p>*R0, R1</text:p>
          </table:table-cell>
          <table:table-cell/>
          <table:table-cell office:value-type="string">
            <text:p>Digikey</text:p>
          </table:table-cell>
          <table:table-cell office:value-type="float" office:value="1.55">
            <text:p>1.55</text:p>
          </table:table-cell>
          <table:table-cell office:value-type="string">
            <text:p>n/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4"/>
          <table:table-cell table:formula="of:=SUM([.G8:.G23])" office:value-type="float" office:value="46.547">
            <text:p>46.55</text:p>
          </table:table-cell>
          <table:table-cell table:formula="of:=SUM([.H8:.H21])" office:value-type="float" office:value="434.51">
            <text:p>434.51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8">06/08/2010</text:date>, <text:time>21:4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8T20:39:15.85</meta:creation-date>
    <dc:date>2010-06-08T21:43:31.40</dc:date>
    <meta:editing-duration>PT01H04M14S</meta:editing-duration>
    <meta:editing-cycles>5</meta:editing-cycles>
    <meta:generator>OpenOffice.org/3.2$Win32 OpenOffice.org_project/320m12$Build-9483</meta:generator>
    <meta:document-statistic meta:table-count="3" meta:cell-count="140" meta:object-count="0"/>
  </office:meta>
</office:document-meta>
</file>